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6cm" fo:min-width="3.30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cm" svg:height="2cm" svg:x="2cm" svg:y="2cm"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4cm" svg:height="2cm" svg:x="15cm" svg:y="2cm">
          <text:p text:style-name="P1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4cm" svg:height="2cm" svg:x="2cm" svg:y="8cm"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4cm" svg:y1="8cm" svg:x2="4cm" svg:y2="4cm" draw:start-shape="id1" draw:start-glue-point="0" draw:end-shape="id2" draw:end-glue-point="2" svg:d="M4000 8000v-4000" svg:viewBox="0 0 1 4001">
          <text:p/>
        </draw:connector>
        <draw:connector draw:style-name="gr2" draw:text-style-name="P2" draw:layer="layout" svg:x1="17cm" svg:y1="8cm" svg:x2="17cm" svg:y2="4cm" draw:start-shape="id3" draw:start-glue-point="0" draw:end-shape="id4" draw:end-glue-point="2" svg:d="M17000 8000v-4000" svg:viewBox="0 0 1 4001">
          <text:p/>
        </draw:connector>
        <draw:connector draw:style-name="gr2" draw:text-style-name="P2" draw:layer="layout" svg:x1="6cm" svg:y1="3cm" svg:x2="15cm" svg:y2="3cm" draw:start-shape="id2" draw:start-glue-point="1" draw:end-shape="id4" svg:d="M6000 3000h9000" svg:viewBox="0 0 9001 1">
          <text:p/>
        </draw:connector>
        <draw:frame draw:style-name="gr3" draw:text-style-name="P4" draw:layer="layout" svg:width="3cm" svg:height="0.725cm" svg:x="4cm" svg:y="5.6cm">
          <draw:text-box>
            <text:p text:style-name="P3"><text:span text:style-name="T1">Manipulates</text:span></text:p>
          </draw:text-box>
        </draw:frame>
        <draw:frame draw:style-name="gr4" draw:text-style-name="P4" draw:layer="layout" svg:width="3cm" svg:height="1.1cm" svg:x="8.9cm" svg:y="2.3cm">
          <draw:text-box>
            <text:p text:style-name="P3"><text:span text:style-name="T1">Updates</text:span></text:p>
          </draw:text-box>
        </draw:frame>
        <draw:custom-shape draw:style-name="gr1" draw:text-style-name="P1" xml:id="id3" draw:id="id3" draw:layer="layout" svg:width="4cm" svg:height="2cm" svg:x="15cm" svg:y="8cm">
          <text:p text:style-name="P1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15cm" svg:y1="9cm" svg:x2="6cm" svg:y2="9cm" draw:start-shape="id3" draw:start-glue-point="3" draw:end-shape="id1" svg:d="M15000 9000h-9000" svg:viewBox="0 0 9001 1">
          <text:p/>
        </draw:connector>
        <draw:custom-shape draw:style-name="gr1" draw:text-style-name="P1" draw:layer="layout" svg:width="4cm" svg:height="2cm" svg:x="2.001cm" svg:y="8.001cm"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cm" svg:height="0.725cm" svg:x="9.1cm" svg:y="8.2cm">
          <draw:text-box>
            <text:p text:style-name="P3"><text:span text:style-name="T1">Updates</text:span></text:p>
          </draw:text-box>
        </draw:frame>
        <draw:frame draw:style-name="gr5" draw:text-style-name="P4" draw:layer="layout" svg:width="1.6cm" svg:height="0.725cm" svg:x="15.4cm" svg:y="5.675cm">
          <draw:text-box>
            <text:p text:style-name="P3"><text:span text:style-name="T1">Se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6T10:24:23.381891534</meta:creation-date>
    <meta:generator>LibreOffice/5.1.6.2$Linux_X86_64 LibreOffice_project/10m0$Build-2</meta:generator>
    <dc:date>2018-03-06T10:50:21.542010249</dc:date>
    <meta:editing-duration>PT1M5S</meta:editing-duration>
    <meta:editing-cycles>2</meta:editing-cycles>
    <meta:document-statistic meta:object-count="13"/>
  </office:meta>
</office:document-meta>
</file>